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49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4.674cm"/>
    </style:style>
    <style:style style:name="Table1.B" style:family="table-column">
      <style:table-column-properties style:column-width="1.81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bfbfbf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bold" officeooo:rsid="00003e62" officeooo:paragraph-rsid="00003e62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officeooo:rsid="00011809" officeooo:paragraph-rsid="00011809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weight="bold" officeooo:rsid="000228dc" officeooo:paragraph-rsid="000228dc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weight="bold" officeooo:rsid="0002b12b" officeooo:paragraph-rsid="0002b12b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weight="bold" officeooo:rsid="00044fa8" officeooo:paragraph-rsid="00044fa8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weight="bold" officeooo:rsid="00051653" officeooo:paragraph-rsid="00051653" style:font-weight-asian="bold" style:font-weight-complex="bold"/>
    </style:style>
    <style:style style:name="P11" style:family="paragraph" style:parent-style-name="List_20_Paragraph">
      <style:paragraph-properties fo:margin-top="0cm" fo:margin-bottom="0cm" loext:contextual-spacing="true" fo:line-height="100%"/>
    </style:style>
    <style:style style:name="P12" style:family="paragraph" style:parent-style-name="List_20_Paragraph" style:list-style-name="WWNum11">
      <style:paragraph-properties fo:margin-top="0cm" fo:margin-bottom="0cm" loext:contextual-spacing="true" fo:line-height="100%"/>
    </style:style>
    <style:style style:name="P13" style:family="paragraph" style:parent-style-name="List_20_Paragraph" style:list-style-name="WWNum12">
      <style:paragraph-properties fo:margin-top="0cm" fo:margin-bottom="0cm" loext:contextual-spacing="true" fo:line-height="100%"/>
    </style:style>
    <style:style style:name="P14" style:family="paragraph" style:parent-style-name="List_20_Paragraph" style:list-style-name="WWNum13">
      <style:paragraph-properties fo:margin-top="0cm" fo:margin-bottom="0cm" loext:contextual-spacing="true" fo:line-height="100%"/>
    </style:style>
    <style:style style:name="P15" style:family="paragraph" style:parent-style-name="List_20_Paragraph" style:list-style-name="WWNum14">
      <style:paragraph-properties fo:margin-top="0cm" fo:margin-bottom="0cm" loext:contextual-spacing="true" fo:line-height="100%"/>
    </style:style>
    <style:style style:name="P16" style:family="paragraph" style:parent-style-name="List_20_Paragraph" style:list-style-name="WWNum15">
      <style:paragraph-properties fo:margin-top="0cm" fo:margin-bottom="0cm" loext:contextual-spacing="true" fo:line-height="100%"/>
    </style:style>
    <style:style style:name="P17" style:family="paragraph" style:parent-style-name="List_20_Paragraph" style:list-style-name="WWNum16">
      <style:paragraph-properties fo:margin-top="0cm" fo:margin-bottom="0cm" loext:contextual-spacing="true" fo:line-height="100%"/>
    </style:style>
    <style:style style:name="P18" style:family="paragraph" style:parent-style-name="List_20_Paragraph" style:list-style-name="WWNum17">
      <style:paragraph-properties fo:margin-top="0cm" fo:margin-bottom="0cm" loext:contextual-spacing="true" fo:line-height="100%"/>
    </style:style>
    <style:style style:name="P19" style:family="paragraph" style:parent-style-name="List_20_Paragraph" style:list-style-name="WWNum18">
      <style:paragraph-properties fo:margin-top="0cm" fo:margin-bottom="0cm" loext:contextual-spacing="true" fo:line-height="100%"/>
    </style:style>
    <style:style style:name="P20" style:family="paragraph" style:parent-style-name="List_20_Paragraph" style:list-style-name="WWNum19">
      <style:paragraph-properties fo:margin-top="0cm" fo:margin-bottom="0cm" loext:contextual-spacing="true" fo:line-height="100%"/>
    </style:style>
    <style:style style:name="P21" style:family="paragraph" style:parent-style-name="List_20_Paragraph" style:list-style-name="WWNum20">
      <style:paragraph-properties fo:margin-top="0cm" fo:margin-bottom="0cm" loext:contextual-spacing="true" fo:line-height="100%"/>
    </style:style>
    <style:style style:name="P22" style:family="paragraph" style:parent-style-name="List_20_Paragraph" style:list-style-name="WWNum21">
      <style:paragraph-properties fo:margin-top="0cm" fo:margin-bottom="0cm" loext:contextual-spacing="true" fo:line-height="100%"/>
    </style:style>
    <style:style style:name="P23" style:family="paragraph" style:parent-style-name="List_20_Paragraph" style:list-style-name="WWNum22">
      <style:paragraph-properties fo:margin-top="0cm" fo:margin-bottom="0cm" loext:contextual-spacing="true" fo:line-height="100%"/>
    </style:style>
    <style:style style:name="P24" style:family="paragraph" style:parent-style-name="List_20_Paragraph" style:list-style-name="WWNum23">
      <style:paragraph-properties fo:margin-top="0cm" fo:margin-bottom="0cm" loext:contextual-spacing="true" fo:line-height="100%"/>
    </style:style>
    <style:style style:name="P25" style:family="paragraph" style:parent-style-name="List_20_Paragraph" style:list-style-name="WWNum24">
      <style:paragraph-properties fo:margin-top="0cm" fo:margin-bottom="0cm" loext:contextual-spacing="true" fo:line-height="100%"/>
    </style:style>
    <style:style style:name="P26" style:family="paragraph" style:parent-style-name="List_20_Paragraph" style:list-style-name="WWNum27">
      <style:paragraph-properties fo:margin-top="0cm" fo:margin-bottom="0cm" loext:contextual-spacing="true" fo:line-height="100%"/>
    </style:style>
    <style:style style:name="P27" style:family="paragraph" style:parent-style-name="List_20_Paragraph" style:list-style-name="WWNum28">
      <style:paragraph-properties fo:margin-top="0cm" fo:margin-bottom="0cm" loext:contextual-spacing="true" fo:line-height="100%"/>
    </style:style>
    <style:style style:name="P28" style:family="paragraph" style:parent-style-name="List_20_Paragraph" style:list-style-name="WWNum29">
      <style:paragraph-properties fo:margin-top="0cm" fo:margin-bottom="0cm" loext:contextual-spacing="true" fo:line-height="100%"/>
    </style:style>
    <style:style style:name="P29" style:family="paragraph" style:parent-style-name="List_20_Paragraph" style:list-style-name="WWNum30">
      <style:paragraph-properties fo:margin-top="0cm" fo:margin-bottom="0cm" loext:contextual-spacing="true" fo:line-height="100%"/>
    </style:style>
    <style:style style:name="P30" style:family="paragraph" style:parent-style-name="List_20_Paragraph" style:list-style-name="WWNum31">
      <style:paragraph-properties fo:margin-top="0cm" fo:margin-bottom="0cm" loext:contextual-spacing="true" fo:line-height="100%"/>
    </style:style>
    <style:style style:name="P31" style:family="paragraph" style:parent-style-name="List_20_Paragraph" style:list-style-name="WWNum32">
      <style:paragraph-properties fo:margin-top="0cm" fo:margin-bottom="0cm" loext:contextual-spacing="true" fo:line-height="100%"/>
    </style:style>
    <style:style style:name="P32" style:family="paragraph" style:parent-style-name="List_20_Paragraph" style:list-style-name="WWNum33">
      <style:paragraph-properties fo:margin-top="0cm" fo:margin-bottom="0cm" loext:contextual-spacing="true" fo:line-height="100%"/>
    </style:style>
    <style:style style:name="P33" style:family="paragraph" style:parent-style-name="List_20_Paragraph" style:list-style-name="WWNum34">
      <style:paragraph-properties fo:margin-top="0cm" fo:margin-bottom="0cm" loext:contextual-spacing="true" fo:line-height="100%"/>
    </style:style>
    <style:style style:name="P34" style:family="paragraph" style:parent-style-name="List_20_Paragraph" style:list-style-name="WWNum35">
      <style:paragraph-properties fo:margin-top="0cm" fo:margin-bottom="0cm" loext:contextual-spacing="true" fo:line-height="100%"/>
    </style:style>
    <style:style style:name="P35" style:family="paragraph" style:parent-style-name="List_20_Paragraph" style:list-style-name="WWNum36">
      <style:paragraph-properties fo:margin-top="0cm" fo:margin-bottom="0cm" loext:contextual-spacing="true" fo:line-height="100%"/>
    </style:style>
    <style:style style:name="P36" style:family="paragraph" style:parent-style-name="List_20_Paragraph" style:list-style-name="WWNum37">
      <style:paragraph-properties fo:margin-top="0cm" fo:margin-bottom="0cm" loext:contextual-spacing="true" fo:line-height="100%"/>
    </style:style>
    <style:style style:name="P37" style:family="paragraph" style:parent-style-name="List_20_Paragraph" style:list-style-name="WWNum38">
      <style:paragraph-properties fo:margin-top="0cm" fo:margin-bottom="0cm" loext:contextual-spacing="true" fo:line-height="100%"/>
    </style:style>
    <style:style style:name="P38" style:family="paragraph" style:parent-style-name="List_20_Paragraph" style:list-style-name="WWNum39">
      <style:paragraph-properties fo:margin-top="0cm" fo:margin-bottom="0cm" loext:contextual-spacing="true" fo:line-height="100%"/>
    </style:style>
    <style:style style:name="P39" style:family="paragraph" style:parent-style-name="List_20_Paragraph" style:list-style-name="WWNum40">
      <style:paragraph-properties fo:margin-top="0cm" fo:margin-bottom="0cm" loext:contextual-spacing="true" fo:line-height="100%"/>
    </style:style>
    <style:style style:name="P40" style:family="paragraph" style:parent-style-name="List_20_Paragraph" style:list-style-name="WWNum41">
      <style:paragraph-properties fo:margin-top="0cm" fo:margin-bottom="0cm" loext:contextual-spacing="true" fo:line-height="100%"/>
    </style:style>
    <style:style style:name="P41" style:family="paragraph" style:parent-style-name="List_20_Paragraph" style:list-style-name="WWNum42">
      <style:paragraph-properties fo:margin-top="0cm" fo:margin-bottom="0cm" loext:contextual-spacing="true" fo:line-height="100%"/>
    </style:style>
    <style:style style:name="P42" style:family="paragraph" style:parent-style-name="List_20_Paragraph" style:list-style-name="WWNum45">
      <style:paragraph-properties fo:margin-top="0cm" fo:margin-bottom="0cm" loext:contextual-spacing="true" fo:line-height="100%"/>
    </style:style>
    <style:style style:name="P43" style:family="paragraph" style:parent-style-name="List_20_Paragraph" style:list-style-name="WWNum46">
      <style:paragraph-properties fo:margin-top="0cm" fo:margin-bottom="0cm" loext:contextual-spacing="true"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<text:span text:style-name="T1">Testcase</text:span></text:p>
            </table:table-cell>
            <table:table-cell table:style-name="Table1.A1" office:value-type="string">
              <text:p text:style-name="P3"><text:span text:style-name="T1">Pass/Fail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"><text:span text:style-name="T1">Testcase 2001</text:span></text:p>
            <text:p text:style-name="P3">Server startup check with default arguments</text:p>
            <text:p text:style-name="P3">Instructions:</text:p>
            <text:list xml:id="list3948437452" text:style-name="WWNum11">
              <text:list-item>
                <text:p text:style-name="P12">Start the EchoServer program</text:p>
              </text:list-item>
            </text:list>
            <text:p text:style-name="P3">Expected result:</text:p>
            <text:list xml:id="list2669275112" text:style-name="WWNum12">
              <text:list-item>
                <text:p text:style-name="P13">The server reports that it is listening for clients by displaying the following message:</text:p>
              </text:list-item>
            </text:list>
            <text:p text:style-name="P1"><text:span text:style-name="T2">Server listening for clients on port 5555</text:span></text:p>
            <text:list xml:id="list183260430828365" text:continue-numbering="true" text:style-name="WWNum12">
              <text:list-item>
                <text:p text:style-name="P13">The server console waits for user input.</text:p>
              </text:list-item>
            </text:list>
            <text:p text:style-name="P3">Cleanup: </text:p>
            <text:p text:style-name="P3">Terminate the server program.</text:p>
            <text:p text:style-name="P4"/>
          </table:table-cell>
          <table:table-cell table:style-name="Table1.A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02</text:span></text:p>
            <text:p text:style-name="P3">Client startup check without a login</text:p>
            <text:p text:style-name="P3">Instructions:</text:p>
            <text:list xml:id="list719123402" text:style-name="WWNum13">
              <text:list-item>
                <text:p text:style-name="P14">Start the Client program without specifying the loginID as an argument.</text:p>
              </text:list-item>
            </text:list>
            <text:p text:style-name="P3">Expected result:</text:p>
            <text:list xml:id="list2411715081" text:style-name="WWNum14">
              <text:list-item>
                <text:p text:style-name="P15">The client reports it cannot connect without a login by displaying:</text:p>
              </text:list-item>
            </text:list>
            <text:p text:style-name="P1">ERROR - No login ID specified. <text:s/>Connection aborted.</text:p>
            <text:list xml:id="list183258905392710" text:continue-numbering="true" text:style-name="WWNum14">
              <text:list-item>
                <text:p text:style-name="P15">The client terminates.</text:p>
              </text:list-item>
            </text:list>
            <text:p text:style-name="P3">Cleanup: (if client is still active)</text:p>
            <text:p text:style-name="P3">Terminate the client program.</text:p>
          </table:table-cell>
          <table:table-cell table:style-name="Table1.A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03</text:span></text:p>
            <text:p text:style-name="P3">Client startup check with a login and without a server</text:p>
            <text:p text:style-name="P3">Instructions:</text:p>
            <text:list xml:id="list3438171341" text:style-name="WWNum15">
              <text:list-item>
                <text:p text:style-name="P16">Start the Client program while specifying loginID as an argument.</text:p>
              </text:list-item>
            </text:list>
            <text:p text:style-name="P3">Expected result:</text:p>
            <text:list xml:id="list1252021846" text:style-name="WWNum16">
              <text:list-item>
                <text:p text:style-name="P17">The client reports it cannot connect to a server by displaying:</text:p>
              </text:list-item>
            </text:list>
            <text:p text:style-name="P1"><text:span text:style-name="T2">Cannot open connection. <text:s/>Awaiting command.</text:span></text:p>
            <text:list xml:id="list183259423082468" text:continue-numbering="true" text:style-name="WWNum16">
              <text:list-item>
                <text:p text:style-name="P17">The client waits for user input</text:p>
              </text:list-item>
            </text:list>
            <text:p text:style-name="P3">Cleanup:</text:p>
            <text:p text:style-name="P3">Terminate the client program.</text:p>
            <text:p text:style-name="P4"/>
          </table:table-cell>
          <table:table-cell table:style-name="Table1.A1" office:value-type="string">
            <text:p text:style-name="P6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04</text:span></text:p>
            <text:p text:style-name="P3">Client connection with default arguments</text:p>
            <text:p text:style-name="P3">Instructions:</text:p>
            <text:list xml:id="list1869413878" text:style-name="WWNum17">
              <text:list-item>
                <text:p text:style-name="P18">Start a server (Testcase 2001, instruction 1)</text:p>
              </text:list-item>
              <text:list-item>
                <text:p text:style-name="P18">On the same computer, start a client (Testcase 2003, instruction 1)</text:p>
              </text:list-item>
            </text:list>
            <text:p text:style-name="P3">Expected results:</text:p>
            <text:list xml:id="list1617578127" text:style-name="WWNum18">
              <text:list-item>
                <text:p text:style-name="P19">The server displays the following messages in sequence:</text:p>
              </text:list-item>
            </text:list>
            <text:p text:style-name="P1"><text:span text:style-name="T2">A new client is attempting to connect to the server.</text:span></text:p>
            <text:p text:style-name="P1"><text:span text:style-name="T2">Message received: #login &lt;loginID&gt; from null.</text:span></text:p>
            <text:p text:style-name="P1"><text:span text:style-name="T2">&lt;loginID&gt; has logged on.</text:span></text:p>
            <text:p text:style-name="P2"><text:span text:style-name="T1">Note:</text:span> the server specifies that it received a message from null as this is the first message received from this client. It will record the loginID of this client for later <text:soft-page-break/>messages. Hence, for later messages, it should display:</text:p>
            <text:p text:style-name="P2"><text:span text:style-name="T2">Message received: &lt;user input&gt; from &lt;loginID&gt;</text:span></text:p>
            <text:p text:style-name="P2">Where &lt;user input&gt; is the content of the message received and &lt;loginID&gt; is the loginID of the sending client.<text:span text:style-name="T2"> </text:span></text:p>
            <text:list xml:id="list183258947069887" text:continue-numbering="true" text:style-name="WWNum18">
              <text:list-item>
                <text:p text:style-name="P19">The client displays message:</text:p>
              </text:list-item>
            </text:list>
            <text:p text:style-name="P1"><text:span text:style-name="T2">&lt;loginID&gt; has logged on.</text:span></text:p>
            <text:list xml:id="list183259981226898" text:continue-numbering="true" text:style-name="WWNum18">
              <text:list-item>
                <text:p text:style-name="P19">The client and the server wait for user input.</text:p>
              </text:list-item>
            </text:list>
            <text:p text:style-name="P3">Cleanup: (unless proceeding to Testcase 2005)</text:p>
            <text:p text:style-name="P3">Terminate the client program.</text:p>
            <text:p text:style-name="P3">Terminate the server program.</text:p>
            <text:p text:style-name="P4"/>
          </table:table-cell>
          <table:table-cell table:style-name="Table1.A1" office:value-type="string">
            <text:p text:style-name="P7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05</text:span></text:p>
            <text:p text:style-name="P3">Client Data transfer and data echo</text:p>
            <text:p text:style-name="P3">Instructions:</text:p>
            <text:list xml:id="list758263966" text:style-name="WWNum19">
              <text:list-item>
                <text:p text:style-name="P20">Start a server and a client on the same computer and connect using default arguments (Testcase 2004 instructions).</text:p>
              </text:list-item>
              <text:list-item>
                <text:p text:style-name="P20">Once connected, type in data on the client console and press ENTER.</text:p>
              </text:list-item>
            </text:list>
            <text:p text:style-name="P3">Expected results:</text:p>
            <text:list xml:id="list3102684602" text:style-name="WWNum20">
              <text:list-item>
                <text:p text:style-name="P21">The message is echoed on the client side, but is preceded by the sender's loginID and the greater than symbol ("&gt;").</text:p>
              </text:list-item>
              <text:list-item>
                <text:p text:style-name="P21">The server displays a message similar to the following:</text:p>
              </text:list-item>
            </text:list>
            <text:p text:style-name="P2"><text:span text:style-name="T2">Message received: &lt;user input&gt; from &lt;loginID&gt;</text:span></text:p>
            <text:p text:style-name="P3">Cleanup: (unless proceeding to Testcase 2006)</text:p>
            <text:p text:style-name="P3">Terminate the client program.</text:p>
            <text:p text:style-name="P3">Terminate the server program.</text:p>
            <text:p text:style-name="P4"/>
          </table:table-cell>
          <table:table-cell table:style-name="Table1.A1" office:value-type="string">
            <text:p text:style-name="P7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06</text:span></text:p>
            <text:p text:style-name="P3">Multiple local connections</text:p>
            <text:p text:style-name="P3">Instructions:</text:p>
            <text:list xml:id="list3305823752" text:style-name="WWNum21">
              <text:list-item>
                <text:p text:style-name="P22">Start a server and multiple clients with DIFFERENT loginIDs and connect them to the server using default arguments. <text:s/>(Testcase 2005 instructions).</text:p>
              </text:list-item>
              <text:list-item>
                <text:p text:style-name="P22">Start typing on all the client consoles AND the server console, pressing ENTER to send each message. </text:p>
              </text:list-item>
            </text:list>
            <text:p text:style-name="P3">Expected results:</text:p>
            <text:list xml:id="list316603653" text:style-name="WWNum22">
              <text:list-item>
                <text:p text:style-name="P23">All client messages are echoed as in Testcase 2005.</text:p>
              </text:list-item>
              <text:list-item>
                <text:p text:style-name="P23">All messages from the server console are echoed on the server console and to all clients, but are preceded by "SERVER MESSAGE&gt; ".</text:p>
              </text:list-item>
            </text:list>
            <text:p text:style-name="P3">Cleanup:</text:p>
            <text:p text:style-name="P3">Terminate the clients.</text:p>
            <text:p text:style-name="P3">Terminate the server program.</text:p>
          </table:table-cell>
          <table:table-cell table:style-name="Table1.A1" office:value-type="string">
            <text:p text:style-name="P7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07</text:span></text:p>
            <text:p text:style-name="P3">Server termination command check</text:p>
            <text:p text:style-name="P3">Instructions:</text:p>
            <text:list xml:id="list130401204" text:style-name="WWNum23">
              <text:list-item>
                <text:p text:style-name="P24">Start a server (Testcase 2001 instruction 1) using default arguments.</text:p>
              </text:list-item>
              <text:list-item>
                <text:p text:style-name="P24">Type "#quit" into the server's console.</text:p>
              </text:list-item>
            </text:list>
            <text:p text:style-name="P3"><text:soft-page-break/>Expected result:</text:p>
            <text:list xml:id="list2968514227" text:style-name="WWNum24">
              <text:list-item>
                <text:p text:style-name="P25">The server quits.</text:p>
              </text:list-item>
            </text:list>
            <text:p text:style-name="P3">Cleanup (If the server is still active):</text:p>
            <text:p text:style-name="P3">Terminate the server program.</text:p>
          </table:table-cell>
          <table:table-cell table:style-name="Table1.A1" office:value-type="string">
            <text:p text:style-name="P8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08</text:span></text:p>
            <text:p text:style-name="P3">Server close command check</text:p>
            <text:p text:style-name="P3">Instructions:</text:p>
            <text:list xml:id="list18549431" text:style-name="WWNum27">
              <text:list-item>
                <text:p text:style-name="P26">Start a server and connect a client to it. (Testcase 2004)</text:p>
              </text:list-item>
              <text:list-item>
                <text:p text:style-name="P26">Stop the server using the #stop command.</text:p>
              </text:list-item>
              <text:list-item>
                <text:p text:style-name="P26">Type "#close" into the server's console.</text:p>
              </text:list-item>
            </text:list>
            <text:p text:style-name="P3">Expected result:</text:p>
            <text:list xml:id="list1236582234" text:style-name="WWNum28">
              <text:list-item>
                <text:p text:style-name="P27">Server displays in sequence:</text:p>
              </text:list-item>
            </text:list>
            <text:p text:style-name="P1"><text:span text:style-name="T2">Server has stopped listening for connections.</text:span></text:p>
            <text:p text:style-name="P1"><text:span text:style-name="T2">&lt;loginID&gt; has disconnected.</text:span></text:p>
            <text:list xml:id="list183258934252632" text:continue-numbering="true" text:style-name="WWNum28">
              <text:list-item>
                <text:p text:style-name="P27">The client displays:</text:p>
              </text:list-item>
            </text:list>
            <text:p text:style-name="P1"><text:span text:style-name="T2">WARNING - The server has stopped listening for connections</text:span></text:p>
            <text:p text:style-name="P1"><text:span text:style-name="T2">SERVER SHUTTING DOWN! DISCONNECTING!</text:span></text:p>
            <text:p text:style-name="P1"><text:span text:style-name="T2">Abnormal termination of connection.</text:span></text:p>
            <text:p text:style-name="P1">and then waits for input.</text:p>
            <text:p text:style-name="P3">Cleanup: (Unless proceeding to Testcase 2009)</text:p>
            <text:p text:style-name="P3">Terminate the client program.</text:p>
            <text:p text:style-name="P3">Terminate the server program.</text:p>
          </table:table-cell>
          <table:table-cell table:style-name="Table1.A1" office:value-type="string">
            <text:p text:style-name="P8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09</text:span></text:p>
            <text:p text:style-name="P3">Server restart</text:p>
            <text:p text:style-name="P3">Instructions:</text:p>
            <text:list xml:id="list1367993407" text:style-name="WWNum29">
              <text:list-item>
                <text:p text:style-name="P28">Start a server, connect a client, and close the server. (Testcase 2008)</text:p>
              </text:list-item>
              <text:list-item>
                <text:p text:style-name="P28">Type "#start" into the server's console.</text:p>
              </text:list-item>
              <text:list-item>
                <text:p text:style-name="P28">Attempt to connect a client.</text:p>
              </text:list-item>
            </text:list>
            <text:p text:style-name="P3">Expected result:</text:p>
            <text:list xml:id="list1347513971" text:style-name="WWNum30">
              <text:list-item>
                <text:p text:style-name="P29">The server closes, restarts and then displays:</text:p>
              </text:list-item>
            </text:list>
            <text:p text:style-name="P1"><text:span text:style-name="T2">Server listening for connections on port 5555.</text:span></text:p>
            <text:list xml:id="list183260628186716" text:continue-numbering="true" text:style-name="WWNum30">
              <text:list-item>
                <text:p text:style-name="P29">The client connects normally as described in Testcase 2004.</text:p>
              </text:list-item>
            </text:list>
            <text:p text:style-name="P3">Cleanup: (Unless proceeding to Testcase 2010)</text:p>
            <text:p text:style-name="P3">Terminate the client program.</text:p>
            <text:p text:style-name="P3">Type #quit to kill the server.</text:p>
          </table:table-cell>
          <table:table-cell table:style-name="Table1.A1" office:value-type="string">
            <text:p text:style-name="P9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10</text:span></text:p>
            <text:p text:style-name="P3">Client termination command check</text:p>
            <text:p text:style-name="P3">Instructions:</text:p>
            <text:list xml:id="list2033451984" text:style-name="WWNum31">
              <text:list-item>
                <text:p text:style-name="P30">Start a client (Testcase 2002, instruction 1).</text:p>
              </text:list-item>
              <text:list-item>
                <text:p text:style-name="P30">Type "#quit" into the client's console.</text:p>
              </text:list-item>
            </text:list>
            <text:p text:style-name="P3">Expected result:</text:p>
            <text:list xml:id="list1981867857" text:style-name="WWNum32">
              <text:list-item>
                <text:p text:style-name="P31">Client terminates.</text:p>
              </text:list-item>
            </text:list>
            <text:p text:style-name="P3">Cleanup: (If client is still active)</text:p>
            <text:p text:style-name="P3">Terminate the client program.</text:p>
          </table:table-cell>
          <table:table-cell table:style-name="Table1.A1" office:value-type="string">
            <text:p text:style-name="P9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11</text:span></text:p>
            <text:p text:style-name="P3"><text:soft-page-break/>Client logoff check</text:p>
            <text:p text:style-name="P3">Instructions:</text:p>
            <text:list xml:id="list2572158052" text:style-name="WWNum33">
              <text:list-item>
                <text:p text:style-name="P32">Start a server (Testcase 1001, instruction 1), and then connect a single local client to this server.</text:p>
              </text:list-item>
              <text:list-item>
                <text:p text:style-name="P32">Type "#logoff" into this client's console.</text:p>
              </text:list-item>
            </text:list>
            <text:p text:style-name="P3">Expected results:</text:p>
            <text:list xml:id="list2933919771" text:style-name="WWNum34">
              <text:list-item>
                <text:p text:style-name="P33">Client disconnects and displays Connection closed. <text:s/></text:p>
              </text:list-item>
            </text:list>
            <text:p text:style-name="P3">Cleanup: (Unless proceeding to Testcase 2012)</text:p>
            <text:p text:style-name="P3">Type "#quit" to kill the client.</text:p>
          </table:table-cell>
          <table:table-cell table:style-name="Table1.A1" office:value-type="string">
            <text:p text:style-name="P9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12</text:span></text:p>
            <text:p text:style-name="P3">Client host and port setup commands check</text:p>
            <text:p text:style-name="P3">Instructions:</text:p>
            <text:list xml:id="list1288963806" text:style-name="WWNum35">
              <text:list-item>
                <text:p text:style-name="P34">Start a client but no servers.</text:p>
              </text:list-item>
              <text:list-item>
                <text:p text:style-name="P34">At the client's console, type "#sethost &lt;newhost&gt;" .</text:p>
              </text:list-item>
              <text:list-item>
                <text:p text:style-name="P34">At the client's console, type "#setport 1234".</text:p>
              </text:list-item>
            </text:list>
            <text:p text:style-name="P3">Expected result:</text:p>
            <text:list xml:id="list766321385" text:style-name="WWNum36">
              <text:list-item>
                <text:p text:style-name="P35">The client displays </text:p>
              </text:list-item>
            </text:list>
            <text:p text:style-name="P2"><text:span text:style-name="T2">Host set to: &lt;newhost&gt;</text:span></text:p>
            <text:p text:style-name="P2"><text:span text:style-name="T2">port set to: 1234.</text:span></text:p>
            <text:p text:style-name="P3">Cleanup:</text:p>
            <text:p text:style-name="P3">Type #quit to kill the client.</text:p>
          </table:table-cell>
          <table:table-cell table:style-name="Table1.A1" office:value-type="string">
            <text:p text:style-name="P10">Pass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13</text:span></text:p>
            <text:p text:style-name="P3">Starting a server on a non-default port</text:p>
            <text:p text:style-name="P3">Instructions:</text:p>
            <text:list xml:id="list4037009588" text:style-name="WWNum37">
              <text:list-item>
                <text:p text:style-name="P36">Start a server while specifying port <text:span text:style-name="T1">1234</text:span> as an argument.</text:p>
              </text:list-item>
            </text:list>
            <text:p text:style-name="P3">Expected result:</text:p>
            <text:list xml:id="list1013949869" text:style-name="WWNum38">
              <text:list-item>
                <text:p text:style-name="P37">The server displays</text:p>
              </text:list-item>
            </text:list>
            <text:p text:style-name="P1"><text:span text:style-name="T2">Server listening for connections on port 1234.</text:span></text:p>
            <text:p text:style-name="P3">Cleanup (Unless proceeding to Testcase 2014)</text:p>
            <text:p text:style-name="P3">Type #quit to kill the server.</text:p>
          </table:table-cell>
          <table:table-cell table:style-name="Table1.A1" office:value-type="string">
            <text:p text:style-name="P10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14</text:span></text:p>
            <text:p text:style-name="P3">Connecting a client to a non-default port</text:p>
            <text:p text:style-name="P3">Instructions:</text:p>
            <text:list xml:id="list3969440944" text:style-name="WWNum39">
              <text:list-item>
                <text:p text:style-name="P38">Start a server on port 1234 (Testcase 2013)</text:p>
              </text:list-item>
              <text:list-item>
                <text:p text:style-name="P38">Start a client with the arguments: <text:span text:style-name="T1">&lt;loginID&gt; &lt;host&gt; 1234</text:span> </text:p>
              </text:list-item>
            </text:list>
            <text:p text:style-name="P11">(replace the parameters by appropriate values). </text:p>
            <text:p text:style-name="P3">Expected Result:</text:p>
            <text:list xml:id="list1564553657" text:style-name="WWNum40">
              <text:list-item>
                <text:p text:style-name="P39">The connection occurs normally.</text:p>
              </text:list-item>
            </text:list>
          </table:table-cell>
          <table:table-cell table:style-name="Table1.A1" office:value-type="string">
            <text:p text:style-name="P10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15</text:span></text:p>
            <text:p text:style-name="P3">Multiple remote clients disconnections and reconnections</text:p>
            <text:p text:style-name="P3">Instructions:</text:p>
            <text:list xml:id="list2502596955" text:style-name="WWNum41">
              <text:list-item>
                <text:p text:style-name="P40">Start a server (Testcase 2001, instruction 1).</text:p>
              </text:list-item>
              <text:list-item>
                <text:p text:style-name="P40">Start several clients and connect them to the server.</text:p>
              </text:list-item>
              <text:list-item>
                <text:p text:style-name="P40">Exchange data.</text:p>
              </text:list-item>
              <text:list-item>
                <text:p text:style-name="P40">Close the server using the #close command.</text:p>
              </text:list-item>
              <text:list-item>
                <text:p text:style-name="P40"><text:soft-page-break/>Change the server's port by typing "#setport &lt;newport&gt;"</text:p>
              </text:list-item>
              <text:list-item>
                <text:p text:style-name="P40">Restart the server using the #start command. </text:p>
              </text:list-item>
              <text:list-item>
                <text:p text:style-name="P40">Change the ports of each clients using the #setport command.</text:p>
              </text:list-item>
              <text:list-item>
                <text:p text:style-name="P40">Reconnect the clients to the server by using the #login &lt;loginID&gt; command.</text:p>
              </text:list-item>
              <text:list-item>
                <text:p text:style-name="P40">close the server by using the #quit command.</text:p>
              </text:list-item>
            </text:list>
            <text:p text:style-name="P3">Expected results:</text:p>
            <text:list xml:id="list1640285363" text:style-name="WWNum42">
              <text:list-item>
                <text:p text:style-name="P41">The first set of connections occur normally.</text:p>
              </text:list-item>
              <text:list-item>
                <text:p text:style-name="P41">When the server is closed, all clients are disconnected.</text:p>
              </text:list-item>
              <text:list-item>
                <text:p text:style-name="P41">The server displays the following message when the #setport command is used:</text:p>
              </text:list-item>
            </text:list>
            <text:p text:style-name="P1"><text:span text:style-name="T2">port set to: &lt;newport&gt;.</text:span></text:p>
            <text:list xml:id="list183259619745765" text:continue-numbering="true" text:style-name="WWNum42">
              <text:list-item>
                <text:p text:style-name="P41">The server restarts and displays:</text:p>
              </text:list-item>
            </text:list>
            <text:p text:style-name="P1"><text:span text:style-name="T2">Server listening for connections on port &lt;newport&gt;.</text:span></text:p>
            <text:list xml:id="list183259488094851" text:continue-numbering="true" text:style-name="WWNum42">
              <text:list-item>
                <text:p text:style-name="P41">The clients change port as in Testcase 2012.</text:p>
              </text:list-item>
              <text:list-item>
                <text:p text:style-name="P41">The clients reconnect normally.</text:p>
              </text:list-item>
              <text:list-item>
                <text:p text:style-name="P41">The clients are disconnected when the server quits.</text:p>
              </text:list-item>
            </text:list>
            <text:p text:style-name="P3">Cleanup:</text:p>
            <text:p text:style-name="P3">Type #quit to kill the clients</text:p>
            <text:p text:style-name="P3">Type #quit to kill the server (if still active)</text:p>
          </table:table-cell>
          <table:table-cell table:style-name="Table1.A1" office:value-type="string">
            <text:p text:style-name="P10">Pas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estcase 2016</text:span></text:p>
            <text:p text:style-name="P3">Client quitting or logging off a server with multiple connections</text:p>
            <text:p text:style-name="P3">Instructions:</text:p>
            <text:list xml:id="list303346369" text:style-name="WWNum45">
              <text:list-item>
                <text:p text:style-name="P42">Start a server and connect multiple (at least 3) clients.</text:p>
              </text:list-item>
              <text:list-item>
                <text:p text:style-name="P42">In one client's console, type "#quit".</text:p>
              </text:list-item>
              <text:list-item>
                <text:p text:style-name="P42">In a second client's console type "#logoff".</text:p>
              </text:list-item>
            </text:list>
            <text:p text:style-name="P3">Expected results:</text:p>
            <text:list xml:id="list433986433" text:style-name="WWNum46">
              <text:list-item>
                <text:p text:style-name="P43">In both cases, all remaining clients and the server get the following message:</text:p>
              </text:list-item>
            </text:list>
            <text:p text:style-name="P1"><text:span text:style-name="T2">&lt;loginID&gt; has disconnected.</text:span></text:p>
            <text:list xml:id="list183259532006187" text:continue-numbering="true" text:style-name="WWNum46">
              <text:list-item>
                <text:p text:style-name="P43">The clients display:</text:p>
              </text:list-item>
            </text:list>
            <text:p text:style-name="P1"><text:span text:style-name="T2">Connection Closed.</text:span></text:p>
          </table:table-cell>
          <table:table-cell table:style-name="Table1.A1" office:value-type="string">
            <text:p text:style-name="P10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CA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CA" style:font-name-complex="Courier New1" style:font-family-complex="'Courier New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ssein Al Osman</meta:initial-creator>
    <meta:editing-cycles>22</meta:editing-cycles>
    <meta:creation-date>2020-10-06T13:50:00</meta:creation-date>
    <dc:date>2020-11-03T18:32:58.454000000</dc:date>
    <meta:editing-duration>PT2H46M56S</meta:editing-duration>
    <meta:generator>LibreOffice/6.1.3.2$Windows_X86_64 LibreOffice_project/86daf60bf00efa86ad547e59e09d6bb77c699acb</meta:generator>
    <meta:document-statistic meta:table-count="1" meta:image-count="0" meta:object-count="0" meta:page-count="5" meta:paragraph-count="213" meta:word-count="1201" meta:character-count="7458" meta:non-whitespace-character-count="65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